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27041236838785846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7974784535845113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79840208038326040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40234191259009405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6881894521438548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346437410223541912"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902216497995981491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39083992064449577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364261" text:continue-list="list902216497995981491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0731583209182669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36988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35021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36857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369993"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376268"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39669083544862468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1879395042374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98986201233899168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35915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97627193268604735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1015741538674591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448723416588838867" text:style-name="L15">
        <text:list-item>
          <text:list>
            <text:list-header>
              <text:p text:style-name="P170">1.5 miles averaging about 9:40/mile and rest 1 min</text:p>
            </text:list-header>
          </text:list>
        </text:list-item>
      </text:list>
      <text:p text:style-name="P23">1 mile in 8:26 and rest 2 min</text:p>
      <text:list xml:id="list841409326154388621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62117195197779008"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355292"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50355886821948330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51364049014742598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1976946411659820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373164" text:continue-list="list1513640490147425982" text:style-name="L19">
        <text:list-item>
          <text:list>
            <text:list-header>
              <text:p text:style-name="P174">(Pace*HR)=1240</text:p>
            </text:list-header>
          </text:list>
        </text:list-item>
      </text:list>
      <text:list xml:id="list42371081" text:continue-list="list1503558868219483300" text:style-name="L18">
        <text:list-item>
          <text:list>
            <text:list-header>
              <text:p text:style-name="P173">2 miles at 10:46/mile Ave HR= 121 bpm and rest a few minutes</text:p>
            </text:list-header>
          </text:list>
        </text:list-item>
      </text:list>
      <text:list xml:id="list42356035" text:continue-list="list4237316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37646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20546179425244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2161675768013205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737370555611399750"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172970412575163122"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42781506243792717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02824288288167584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376557"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3452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871005549232435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3257061870658769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4862078551884974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3T22:11:17.53</dc:date>
    <dc:creator>James Lombardi</dc:creator>
    <meta:editing-duration>P19DT23M33S</meta:editing-duration>
    <meta:editing-cycles>1479</meta:editing-cycles>
    <meta:generator>OpenOffice/4.1.2$Win32 OpenOffice.org_project/412m3$Build-9782</meta:generator>
    <meta:document-statistic meta:table-count="0" meta:image-count="9" meta:object-count="0" meta:page-count="155" meta:paragraph-count="4431" meta:word-count="48468" meta:character-count="249055"/>
  </office:meta>
</office:document-meta>
</file>